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54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8cm" fo:min-width="0.4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8cm" fo:min-width="0.40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9cm" fo:min-width="0.4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9cm" fo:min-width="0.40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8cm" fo:min-width="0.40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0.468cm" fo:min-width="0.40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7cm" fo:min-width="0.4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6cm" fo:min-width="0.40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0.469cm" fo:min-width="0.405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2cm"/>
    </style:style>
    <style:style style:name="gr12" style:family="graphic" style:parent-style-name="standard">
      <style:graphic-properties draw:stroke="none" svg:stroke-color="#000000" draw:fill="none" draw:fill-color="#ffffff" fo:min-height="2.11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8.5pt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 draw:fill-color="#000000" draw:opacity="100%"/>
      <style:paragraph-properties fo:text-align="center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94070a" fo:font-size="40pt" style:font-size-asian="40pt" style:font-size-complex="40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938cm" svg:height="6.704cm" svg:x="0.428cm" svg:y="1.045cm">
          <draw:text-box>
            <text:p text:style-name="P1"><text:span text:style-name="T1">OMR SHEET</text:span></text:p>
            <text:p text:style-name="P1"><text:span text:style-name="T1"/></text:p>
            <text:p text:style-name="P2"><text:span text:style-name="T2">Roll No. : __________________________</text:span></text:p>
            <text:p text:style-name="P2"><text:span text:style-name="T2"/></text:p>
            <text:p text:style-name="P2"><text:span text:style-name="T2">Institute Name : ____________________</text:span></text:p>
          </draw:text-box>
        </draw:frame>
        <draw:custom-shape draw:style-name="gr2" draw:text-style-name="P4" draw:layer="layout" svg:width="1.352cm" svg:height="1.088cm" svg:x="3.219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4.911cm" svg:y="1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52cm" svg:height="1.089cm" svg:x="6.603cm" svg:y="11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52cm" svg:height="1.089cm" svg:x="8.295cm" svg:y="1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3.221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4.913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3cm" svg:height="1.088cm" svg:x="6.604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52cm" svg:height="1.089cm" svg:x="8.297cm" svg:y="8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3.221cm" svg:y="10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352cm" svg:height="1.088cm" svg:x="4.913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6.604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352cm" svg:height="1.087cm" svg:x="8.297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4" draw:layer="layout" svg:width="1.352cm" svg:height="1.088cm" svg:x="3.221cm" svg:y="13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352cm" svg:height="1.086cm" svg:x="4.913cm" svg:y="1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04cm" svg:y="13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297cm" svg:y="13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3.222cm" svg:y="14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1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6.606cm" svg:y="14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8.298cm" svg:y="14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3.224cm" svg:y="1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7cm" svg:x="4.916cm" svg:y="15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6.608cm" svg:y="15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cm" svg:y="15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3.226cm" svg:y="17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18cm" svg:y="17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09cm" svg:y="17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2cm" svg:y="1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3.227cm" svg:y="18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.353cm" svg:height="1.089cm" svg:x="4.919cm" svg:y="1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6.612cm" svg:y="18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8.303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7cm" svg:x="3.229cm" svg:y="19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21cm" svg:y="19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13cm" svg:y="19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5cm" svg:y="19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3.229cm" svg:y="21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4.921cm" svg:y="2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6.613cm" svg:y="2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8.305cm" svg:y="2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1" draw:text-style-name="P6" draw:layer="layout" svg:width="3.256cm" svg:height="2.362cm" svg:x="10.867cm" svg:y="8.948cm">
            <draw:text-box>
              <text:p><text:span text:style-name="T3">Q.11</text:span></text:p>
            </draw:text-box>
          </draw:frame>
          <draw:frame draw:style-name="gr12" draw:text-style-name="P6" draw:layer="layout" svg:width="3.255cm" svg:height="2.361cm" svg:x="10.8cm" svg:y="10.18cm">
            <draw:text-box>
              <text:p><text:span text:style-name="T3">Q.12</text:span></text:p>
            </draw:text-box>
          </draw:frame>
          <draw:frame draw:style-name="gr11" draw:text-style-name="P6" draw:layer="layout" svg:width="3.255cm" svg:height="2.362cm" svg:x="10.8cm" svg:y="11.514cm">
            <draw:text-box>
              <text:p><text:span text:style-name="T3">Q.13</text:span></text:p>
            </draw:text-box>
          </draw:frame>
          <draw:frame draw:style-name="gr12" draw:text-style-name="P6" draw:layer="layout" svg:width="3.255cm" svg:height="2.361cm" svg:x="10.8cm" svg:y="12.951cm">
            <draw:text-box>
              <text:p><text:span text:style-name="T3">Q.14</text:span></text:p>
            </draw:text-box>
          </draw:frame>
          <draw:frame draw:style-name="gr12" draw:text-style-name="P6" draw:layer="layout" svg:width="3.255cm" svg:height="2.361cm" svg:x="10.8cm" svg:y="14.388cm">
            <draw:text-box>
              <text:p><text:span text:style-name="T3">Q.15</text:span></text:p>
            </draw:text-box>
          </draw:frame>
          <draw:frame draw:style-name="gr11" draw:text-style-name="P6" draw:layer="layout" svg:width="3.255cm" svg:height="2.362cm" svg:x="10.8cm" svg:y="15.722cm">
            <draw:text-box>
              <text:p><text:span text:style-name="T3">Q.16</text:span></text:p>
            </draw:text-box>
          </draw:frame>
          <draw:frame draw:style-name="gr11" draw:text-style-name="P6" draw:layer="layout" svg:width="3.255cm" svg:height="2.362cm" svg:x="10.8cm" svg:y="17.056cm">
            <draw:text-box>
              <text:p><text:span text:style-name="T3">Q.17</text:span></text:p>
            </draw:text-box>
          </draw:frame>
          <draw:frame draw:style-name="gr11" draw:text-style-name="P6" draw:layer="layout" svg:width="3.255cm" svg:height="2.362cm" svg:x="10.8cm" svg:y="18.39cm">
            <draw:text-box>
              <text:p><text:span text:style-name="T3">Q.18</text:span></text:p>
            </draw:text-box>
          </draw:frame>
          <draw:frame draw:style-name="gr12" draw:text-style-name="P6" draw:layer="layout" svg:width="3.255cm" svg:height="2.361cm" svg:x="10.8cm" svg:y="19.725cm">
            <draw:text-box>
              <text:p><text:span text:style-name="T3">Q.19</text:span></text:p>
            </draw:text-box>
          </draw:frame>
          <draw:frame draw:style-name="gr11" draw:text-style-name="P6" draw:layer="layout" svg:width="3.256cm" svg:height="2.362cm" svg:x="10.806cm" svg:y="21.179cm">
            <draw:text-box>
              <text:p><text:span text:style-name="T3">Q.20</text:span></text:p>
            </draw:text-box>
          </draw:frame>
        </draw:g>
        <draw:g>
          <draw:custom-shape draw:style-name="gr2" draw:text-style-name="P4" draw:layer="layout" svg:width="1.352cm" svg:height="1.088cm" svg:x="13.812cm" svg:y="11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5.504cm" svg:y="11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7.196cm" svg:y="11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8.888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4" draw:layer="layout" svg:width="1.352cm" svg:height="1.088cm" svg:x="13.814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15.506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353cm" svg:height="1.088cm" svg:x="17.197cm" svg:y="8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352cm" svg:height="1.089cm" svg:x="18.89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352cm" svg:height="1.088cm" svg:x="13.814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352cm" svg:height="1.088cm" svg:x="15.506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53cm" svg:height="1.088cm" svg:x="17.19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352cm" svg:height="1.087cm" svg:x="18.89cm" svg:y="10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4" draw:layer="layout" svg:width="1.352cm" svg:height="1.088cm" svg:x="13.814cm" svg:y="13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352cm" svg:height="1.086cm" svg:x="15.506cm" svg:y="13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197cm" svg:y="13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cm" svg:y="13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13.815cm" svg:y="14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08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7.199cm" svg:y="14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8.891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13.817cm" svg:y="15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52cm" svg:height="1.087cm" svg:x="15.509cm" svg:y="15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7.201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3cm" svg:y="15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4" draw:layer="layout" svg:width="1.352cm" svg:height="1.088cm" svg:x="13.819cm" svg:y="17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1cm" svg:y="17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202cm" svg:y="1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5cm" svg:y="17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13.82cm" svg:y="18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.353cm" svg:height="1.089cm" svg:x="15.512cm" svg:y="18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7.205cm" svg:y="18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352cm" svg:height="1.089cm" svg:x="18.896cm" svg:y="18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1.352cm" svg:height="1.087cm" svg:x="13.822cm" svg:y="19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4cm" svg:y="19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206cm" svg:y="19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8cm" svg:y="19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1.352cm" svg:height="1.089cm" svg:x="13.822cm" svg:y="21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5.514cm" svg:y="2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53cm" svg:height="1.088cm" svg:x="17.206cm" svg:y="2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352cm" svg:height="1.088cm" svg:x="18.898cm" svg:y="2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1" draw:text-style-name="P6" draw:layer="layout" svg:width="3.256cm" svg:height="2.362cm" svg:x="0.495cm" svg:y="8.845cm">
            <draw:text-box>
              <text:p><text:span text:style-name="T3">Q.1</text:span></text:p>
            </draw:text-box>
          </draw:frame>
          <draw:frame draw:style-name="gr12" draw:text-style-name="P6" draw:layer="layout" svg:width="3.255cm" svg:height="2.361cm" svg:x="0.428cm" svg:y="10.077cm">
            <draw:text-box>
              <text:p><text:span text:style-name="T3">Q.2</text:span></text:p>
            </draw:text-box>
          </draw:frame>
          <draw:frame draw:style-name="gr11" draw:text-style-name="P6" draw:layer="layout" svg:width="3.255cm" svg:height="2.362cm" svg:x="0.428cm" svg:y="11.411cm">
            <draw:text-box>
              <text:p><text:span text:style-name="T3">Q.3</text:span></text:p>
            </draw:text-box>
          </draw:frame>
          <draw:frame draw:style-name="gr12" draw:text-style-name="P6" draw:layer="layout" svg:width="3.255cm" svg:height="2.361cm" svg:x="0.428cm" svg:y="12.848cm">
            <draw:text-box>
              <text:p><text:span text:style-name="T3">Q.4</text:span></text:p>
            </draw:text-box>
          </draw:frame>
          <draw:frame draw:style-name="gr12" draw:text-style-name="P6" draw:layer="layout" svg:width="3.255cm" svg:height="2.361cm" svg:x="0.428cm" svg:y="14.285cm">
            <draw:text-box>
              <text:p><text:span text:style-name="T3">Q.5</text:span></text:p>
            </draw:text-box>
          </draw:frame>
          <draw:frame draw:style-name="gr11" draw:text-style-name="P6" draw:layer="layout" svg:width="3.255cm" svg:height="2.362cm" svg:x="0.428cm" svg:y="15.619cm">
            <draw:text-box>
              <text:p><text:span text:style-name="T3">Q.6</text:span></text:p>
            </draw:text-box>
          </draw:frame>
          <draw:frame draw:style-name="gr11" draw:text-style-name="P6" draw:layer="layout" svg:width="3.255cm" svg:height="2.362cm" svg:x="0.428cm" svg:y="16.953cm">
            <draw:text-box>
              <text:p><text:span text:style-name="T3">Q.7</text:span></text:p>
            </draw:text-box>
          </draw:frame>
          <draw:frame draw:style-name="gr11" draw:text-style-name="P6" draw:layer="layout" svg:width="3.255cm" svg:height="2.362cm" svg:x="0.428cm" svg:y="18.287cm">
            <draw:text-box>
              <text:p><text:span text:style-name="T3">Q.8</text:span></text:p>
            </draw:text-box>
          </draw:frame>
          <draw:frame draw:style-name="gr12" draw:text-style-name="P6" draw:layer="layout" svg:width="3.255cm" svg:height="2.361cm" svg:x="0.428cm" svg:y="19.622cm">
            <draw:text-box>
              <text:p><text:span text:style-name="T3">Q.9</text:span></text:p>
            </draw:text-box>
          </draw:frame>
          <draw:frame draw:style-name="gr11" draw:text-style-name="P6" draw:layer="layout" svg:width="3.256cm" svg:height="2.362cm" svg:x="0.434cm" svg:y="21.076cm">
            <draw:text-box>
              <text:p><text:span text:style-name="T3">Q.1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9:23:29.673953555</meta:creation-date>
    <dc:date>2019-10-04T15:15:40.692201293</dc:date>
    <meta:editing-duration>PT48M27S</meta:editing-duration>
    <meta:editing-cycles>13</meta:editing-cycles>
    <meta:generator>LibreOffice/6.0.7.3$Linux_X86_64 LibreOffice_project/00m0$Build-3</meta:generator>
    <meta:document-statistic meta:object-count="118"/>
  </office:meta>
</office:document-meta>
</file>